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2" style:family="table-cell" style:parent-style-name="Default" style:data-style-name="N37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44H59M38.98089172S" calcext:value-type="time">
            <text:p>44:59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267H11M00S" calcext:value-type="time">
            <text:p>267:11</text:p>
          </table:table-cell>
          <table:table-cell office:value-type="string" calcext:value-type="string">
            <text:p>Done (%)</text:p>
          </table:table-cell>
          <table:table-cell table:style-name="ce29" table:formula="of:=[.J1]/[.J2]" office:value-type="percentage" office:value="0.159037698412698" calcext:value-type="percentage">
            <text:p>15.903770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" table:formula="of:=[.J1]/[.L5]*5" office:value-type="time" office:time-value="PT08H40M29.220779221S" calcext:value-type="time">
            <text:p>08:40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157" calcext:value-type="float">
            <text:p>157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([.H1]-[$Sheet3.F1]) &gt; 0; ([.H1]-[$Sheet3.F1]); 0 )" office:value-type="time" office:time-value="PT30H49M38.980892S" calcext:value-type="time">
            <text:p>30:49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7-30" calcext:value-type="date">
            <text:p>30/07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264" calcext:value-type="float">
            <text:p>264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19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14H10M00S" calcext:value-type="time">
            <text:p>14:10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110" calcext:value-type="float">
            <text:p>11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154" calcext:value-type="float">
            <text:p>154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table:formula="of:=([.C122]-[.B122]+([.C122]&lt;[.B122]))" office:value-type="time" office:time-value="PT00H50M00S" calcext:value-type="time">
            <text:p>00:5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3]-[.B123]+([.C123]&lt;[.B123]))" office:value-type="time" office:time-value="PT00H00M00S" calcext:value-type="time">
            <text:p>00:0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4]-[.B124]+([.C124]&lt;[.B124]))" office:value-type="time" office:time-value="PT00H00M00S" calcext:value-type="time">
            <text:p>00:00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5]-[.B125]+([.C125]&lt;[.B125]))" office:value-type="time" office:time-value="PT00H00M00S" calcext:value-type="time">
            <text:p>00:00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6]-[.B126]+([.C126]&lt;[.B126]))" office:value-type="time" office:time-value="PT00H00M00S" calcext:value-type="time">
            <text:p>00:0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7]-[.B127]+([.C127]&lt;[.B127]))" office:value-type="time" office:time-value="PT00H00M00S" calcext:value-type="time">
            <text:p>00:00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8]-[.B128]+([.C128]&lt;[.B128]))" office:value-type="time" office:time-value="PT00H00M00S" calcext:value-type="time">
            <text:p>00:0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9]-[.B129]+([.C129]&lt;[.B129]))" office:value-type="time" office:time-value="PT00H00M00S" calcext:value-type="time">
            <text:p>00:00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0]-[.B130]+([.C130]&lt;[.B130]))" office:value-type="time" office:time-value="PT00H00M00S" calcext:value-type="time">
            <text:p>00:0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1]-[.B131]+([.C131]&lt;[.B131]))" office:value-type="time" office:time-value="PT00H00M00S" calcext:value-type="time">
            <text:p>00:00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2]-[.B132]+([.C132]&lt;[.B132]))" office:value-type="time" office:time-value="PT00H00M00S" calcext:value-type="time">
            <text:p>00:0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3]-[.B133]+([.C133]&lt;[.B133]))" office:value-type="time" office:time-value="PT00H00M00S" calcext:value-type="time">
            <text:p>00:00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4]-[.B134]+([.C134]&lt;[.B134]))" office:value-type="time" office:time-value="PT00H00M00S" calcext:value-type="time">
            <text:p>00:0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5]-[.B135]+([.C135]&lt;[.B135]))" office:value-type="time" office:time-value="PT00H00M00S" calcext:value-type="time">
            <text:p>00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6]-[.B136]+([.C136]&lt;[.B136]))" office:value-type="time" office:time-value="PT00H00M00S" calcext:value-type="time">
            <text:p>00:00</text:p>
          </table:table-cell>
          <table:table-cell table:number-columns-repeated="10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7]-[.B137]+([.C137]&lt;[.B137]))" office:value-type="time" office:time-value="PT00H00M00S" calcext:value-type="time">
            <text:p>00:00</text:p>
          </table:table-cell>
          <table:table-cell table:number-columns-repeated="10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8]-[.B138]+([.C138]&lt;[.B138]))" office:value-type="time" office:time-value="PT00H00M00S" calcext:value-type="time">
            <text:p>00:0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9]-[.B139]+([.C139]&lt;[.B139]))" office:value-type="time" office:time-value="PT00H00M00S" calcext:value-type="time">
            <text:p>00:0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0]-[.B140]+([.C140]&lt;[.B140]))" office:value-type="time" office:time-value="PT00H00M00S" calcext:value-type="time">
            <text:p>00:00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1]-[.B141]+([.C141]&lt;[.B141]))" office:value-type="time" office:time-value="PT00H00M00S" calcext:value-type="time">
            <text:p>00:0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2]-[.B142]+([.C142]&lt;[.B142]))" office:value-type="time" office:time-value="PT00H00M00S" calcext:value-type="time">
            <text:p>00:00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3]-[.B143]+([.C143]&lt;[.B143]))" office:value-type="time" office:time-value="PT00H00M00S" calcext:value-type="time">
            <text:p>00:00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4]-[.B144]+([.C144]&lt;[.B144]))" office:value-type="time" office:time-value="PT00H00M00S" calcext:value-type="time">
            <text:p>00:0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5]-[.B145]+([.C145]&lt;[.B145]))" office:value-type="time" office:time-value="PT00H00M00S" calcext:value-type="time">
            <text:p>00:0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6]-[.B146]+([.C146]&lt;[.B146]))" office:value-type="time" office:time-value="PT00H00M00S" calcext:value-type="time">
            <text:p>00:00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7]-[.B147]+([.C147]&lt;[.B147]))" office:value-type="time" office:time-value="PT00H00M00S" calcext:value-type="time">
            <text:p>00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8]-[.B148]+([.C148]&lt;[.B148]))" office:value-type="time" office:time-value="PT00H00M00S" calcext:value-type="time">
            <text:p>00:0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9]-[.B149]+([.C149]&lt;[.B149]))" office:value-type="time" office:time-value="PT00H00M00S" calcext:value-type="time">
            <text:p>00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0]-[.B150]+([.C150]&lt;[.B150]))" office:value-type="time" office:time-value="PT00H00M00S" calcext:value-type="time">
            <text:p>00:0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1]-[.B151]+([.C151]&lt;[.B151]))" office:value-type="time" office:time-value="PT00H00M00S" calcext:value-type="time">
            <text:p>00:00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2]-[.B152]+([.C152]&lt;[.B152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3]-[.B153]+([.C153]&lt;[.B153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4]-[.B154]+([.C154]&lt;[.B154]))" office:value-type="time" office:time-value="PT00H00M00S" calcext:value-type="time">
            <text:p>00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5]-[.B155]+([.C155]&lt;[.B155]))" office:value-type="time" office:time-value="PT00H00M00S" calcext:value-type="time">
            <text:p>00:00</text:p>
          </table:table-cell>
          <table:table-cell table:number-columns-repeated="10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6]-[.B156]+([.C156]&lt;[.B156]))" office:value-type="time" office:time-value="PT00H00M00S" calcext:value-type="time">
            <text:p>00:0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7]-[.B157]+([.C157]&lt;[.B157]))" office:value-type="time" office:time-value="PT00H00M00S" calcext:value-type="time">
            <text:p>00:0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8]-[.B158]+([.C158]&lt;[.B158]))" office:value-type="time" office:time-value="PT00H00M00S" calcext:value-type="time">
            <text:p>00:00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9]-[.B159]+([.C159]&lt;[.B159]))" office:value-type="time" office:time-value="PT00H00M00S" calcext:value-type="time">
            <text:p>00:00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0]-[.B160]+([.C160]&lt;[.B160]))" office:value-type="time" office:time-value="PT00H00M00S" calcext:value-type="time">
            <text:p>00:0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1]-[.B161]+([.C161]&lt;[.B161]))" office:value-type="time" office:time-value="PT00H00M00S" calcext:value-type="time">
            <text:p>00:0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2]-[.B162]+([.C162]&lt;[.B162]))" office:value-type="time" office:time-value="PT00H00M00S" calcext:value-type="time">
            <text:p>00:0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3]-[.B163]+([.C163]&lt;[.B163]))" office:value-type="time" office:time-value="PT00H00M00S" calcext:value-type="time">
            <text:p>00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4]-[.B164]+([.C164]&lt;[.B164]))" office:value-type="time" office:time-value="PT00H00M00S" calcext:value-type="time">
            <text:p>00:0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5]-[.B165]+([.C165]&lt;[.B165]))" office:value-type="time" office:time-value="PT00H00M00S" calcext:value-type="time">
            <text:p>00:0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6]-[.B166]+([.C166]&lt;[.B16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7]-[.B167]+([.C167]&lt;[.B167]))" office:value-type="time" office:time-value="PT00H00M00S" calcext:value-type="time">
            <text:p>00:0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8]-[.B168]+([.C168]&lt;[.B168]))" office:value-type="time" office:time-value="PT00H00M00S" calcext:value-type="time">
            <text:p>00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9]-[.B169]+([.C169]&lt;[.B169]))" office:value-type="time" office:time-value="PT00H00M00S" calcext:value-type="time">
            <text:p>00:00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0]-[.B170]+([.C170]&lt;[.B170]))" office:value-type="time" office:time-value="PT00H00M00S" calcext:value-type="time">
            <text:p>00:0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1]-[.B171]+([.C171]&lt;[.B171]))" office:value-type="time" office:time-value="PT00H00M00S" calcext:value-type="time">
            <text:p>00:0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2]-[.B172]+([.C172]&lt;[.B172]))" office:value-type="time" office:time-value="PT00H00M00S" calcext:value-type="time">
            <text:p>00:0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3]-[.B173]+([.C173]&lt;[.B173]))" office:value-type="time" office:time-value="PT00H00M00S" calcext:value-type="time">
            <text:p>00:0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4]-[.B174]+([.C174]&lt;[.B174]))" office:value-type="time" office:time-value="PT00H00M00S" calcext:value-type="time">
            <text:p>00:0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5]-[.B175]+([.C175]&lt;[.B175]))" office:value-type="time" office:time-value="PT00H00M00S" calcext:value-type="time">
            <text:p>00:0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6]-[.B176]+([.C176]&lt;[.B176]))" office:value-type="time" office:time-value="PT00H00M00S" calcext:value-type="time">
            <text:p>00:0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7]-[.B177]+([.C177]&lt;[.B177]))" office:value-type="time" office:time-value="PT00H00M00S" calcext:value-type="time">
            <text:p>00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8]-[.B178]+([.C178]&lt;[.B178]))" office:value-type="time" office:time-value="PT00H00M00S" calcext:value-type="time">
            <text:p>00:00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9]-[.B179]+([.C179]&lt;[.B179]))" office:value-type="time" office:time-value="PT00H00M00S" calcext:value-type="time">
            <text:p>00:00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0]-[.B180]+([.C180]&lt;[.B180]))" office:value-type="time" office:time-value="PT00H00M00S" calcext:value-type="time">
            <text:p>00:00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1]-[.B181]+([.C181]&lt;[.B181]))" office:value-type="time" office:time-value="PT00H00M00S" calcext:value-type="time">
            <text:p>00:00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2]-[.B182]+([.C182]&lt;[.B182]))" office:value-type="time" office:time-value="PT00H00M00S" calcext:value-type="time">
            <text:p>00:00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3]-[.B183]+([.C183]&lt;[.B183]))" office:value-type="time" office:time-value="PT00H00M00S" calcext:value-type="time">
            <text:p>00:0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4]-[.B184]+([.C184]&lt;[.B184]))" office:value-type="time" office:time-value="PT00H00M00S" calcext:value-type="time">
            <text:p>00:00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5]-[.B185]+([.C185]&lt;[.B185]))" office:value-type="time" office:time-value="PT00H00M00S" calcext:value-type="time">
            <text:p>00:00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6]-[.B186]+([.C186]&lt;[.B186]))" office:value-type="time" office:time-value="PT00H00M00S" calcext:value-type="time">
            <text:p>00:0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7]-[.B187]+([.C187]&lt;[.B187]))" office:value-type="time" office:time-value="PT00H00M00S" calcext:value-type="time">
            <text:p>00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8]-[.B188]+([.C188]&lt;[.B188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9]-[.B189]+([.C189]&lt;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0]-[.B190]+([.C190]&lt;[.B190]))" office:value-type="time" office:time-value="PT00H00M00S" calcext:value-type="time">
            <text:p>00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1]-[.B191]+([.C191]&lt;[.B191]))" office:value-type="time" office:time-value="PT00H00M00S" calcext:value-type="time">
            <text:p>00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rt Time</text:p>
          </table:table-cell>
          <table:table-cell table:style-name="ce12" office:value-type="string" calcext:value-type="string">
            <text:p>Stop Time</text:p>
          </table:table-cell>
          <table:table-cell table:style-name="ce12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612" calcext:value-type="string">
            <text:p>&gt;44612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22"/>
          <table:table-cell table:style-name="ce2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14H10M00S" calcext:value-type="time">
            <text:p>14:10</text:p>
          </table:table-cell>
        </table:table-row>
        <table:table-row table:style-name="ro1">
          <table:table-cell table:style-name="ce1" office:value-type="date" office:date-value="2022-02-21" calcext:value-type="date">
            <text:p>21/02/2022</text:p>
          </table:table-cell>
          <table:table-cell table:style-name="ce3" office:value-type="time" office:time-value="PT13H20M00S" calcext:value-type="time">
            <text:p>01:20 PM</text:p>
          </table:table-cell>
          <table:table-cell table:style-name="ce3" office:value-type="time" office:time-value="PT16H00M00S" calcext:value-type="time">
            <text:p>04:00 PM</text:p>
          </table:table-cell>
          <table:table-cell table:style-name="ce9" table:formula="of:=([.C2]-[.B2]+([.C2]&lt;[.B2]))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2-21" calcext:value-type="date">
            <text:p>21/02/2022</text:p>
          </table:table-cell>
          <table:table-cell table:style-name="ce3" office:value-type="time" office:time-value="PT16H50M00S" calcext:value-type="time">
            <text:p>04:50 PM</text:p>
          </table:table-cell>
          <table:table-cell table:style-name="ce3" office:value-type="time" office:time-value="PT18H45M00S" calcext:value-type="time">
            <text:p>06:45 PM</text:p>
          </table:table-cell>
          <table:table-cell table:style-name="ce9" table:formula="of:=([.C3]-[.B3]+([.C3]&lt;[.B3]))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2-22" calcext:value-type="date">
            <text:p>22/02/2022</text:p>
          </table:table-cell>
          <table:table-cell table:style-name="ce3" office:value-type="time" office:time-value="PT13H40M00S" calcext:value-type="time">
            <text:p>01:40 PM</text:p>
          </table:table-cell>
          <table:table-cell table:style-name="ce3" office:value-type="time" office:time-value="PT17H05M00S" calcext:value-type="time">
            <text:p>05:05 PM</text:p>
          </table:table-cell>
          <table:table-cell table:style-name="ce9" table:formula="of:=([.C4]-[.B4]+([.C4]&lt;[.B4]))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2-22" calcext:value-type="date">
            <text:p>22/02/2022</text:p>
          </table:table-cell>
          <table:table-cell table:style-name="ce3" office:value-type="time" office:time-value="PT21H30M00S" calcext:value-type="time">
            <text:p>09:30 PM</text:p>
          </table:table-cell>
          <table:table-cell table:style-name="ce3" office:value-type="time" office:time-value="PT00H50M00S" calcext:value-type="time">
            <text:p>12:50 AM</text:p>
          </table:table-cell>
          <table:table-cell table:style-name="ce9" table:formula="of:=([.C5]-[.B5]+([.C5]&lt;[.B5]))" office:value-type="time" office:time-value="PT03H20M00S" calcext:value-type="time">
            <text:p>03:2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2-23" calcext:value-type="date">
            <text:p>23/02/2022</text:p>
          </table:table-cell>
          <table:table-cell table:style-name="ce3" office:value-type="time" office:time-value="PT14H30M00S" calcext:value-type="time">
            <text:p>02:30 PM</text:p>
          </table:table-cell>
          <table:table-cell table:style-name="ce3" office:value-type="time" office:time-value="PT16H30M00S" calcext:value-type="time">
            <text:p>04:30 PM</text:p>
          </table:table-cell>
          <table:table-cell table:style-name="ce9" table:formula="of:=([.C6]-[.B6]+([.C6]&lt;[.B6]))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2-23" calcext:value-type="date">
            <text:p>23/02/2022</text:p>
          </table:table-cell>
          <table:table-cell table:style-name="ce3" office:value-type="time" office:time-value="PT17H10M00S" calcext:value-type="time">
            <text:p>05:10 PM</text:p>
          </table:table-cell>
          <table:table-cell table:style-name="ce3" office:value-type="time" office:time-value="PT18H00M00S" calcext:value-type="time">
            <text:p>06:00 PM</text:p>
          </table:table-cell>
          <table:table-cell table:style-name="ce9" table:formula="of:=([.C7]-[.B7]+([.C7]&lt;[.B7]))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612" table:operator="&gt;" table:field-number="0"/>
            </table:filter-and>
          </table:filter>
        </table:database-range>
        <table:database-range table:name="__Anonymous_Sheet_DB__2" table:target-range-address="Sheet3.A1:Sheet3.D7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22:54.5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2-23T17:12:05.600000000</dc:date>
    <meta:editing-duration>P163DT18H34M20S</meta:editing-duration>
    <meta:editing-cycles>835</meta:editing-cycles>
    <meta:generator>LibreOffice/7.2.5.2$Windows_X86_64 LibreOffice_project/499f9727c189e6ef3471021d6132d4c694f357e5</meta:generator>
    <meta:document-statistic meta:table-count="3" meta:cell-count="992" meta:object-count="0"/>
  </office:meta>
</office:document-meta>
</file>